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Accent5" style:data-style-name="N0">
      <style:table-cell-properties fo:border="thin solid #000000" fo:background-color="#4472C4"/>
      <style:text-properties fo:color="#FFFFFF"/>
    </style:style>
    <style:style style:name="co1" style:family="table-column">
      <style:table-column-properties fo:break-before="auto" style:column-width="3.360208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2"/>
          <table:table-cell office:value-type="string" table:style-name="ce2">
            <text:p>ML</text:p>
          </table:table-cell>
          <table:table-cell office:value-type="string" table:style-name="ce2">
            <text:p>M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oublage BA13</text:p>
          </table:table-cell>
          <table:table-cell office:value-type="float" office:value="53.2" table:style-name="ce2">
            <text:p>53,2</text:p>
          </table:table-cell>
          <table:table-cell office:value-type="float" office:value="258.02" table:formula="of:=[.B2]*4.85" table:style-name="ce2">
            <text:p>258,0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oisons</text:p>
          </table:table-cell>
          <table:table-cell office:value-type="float" office:value="53" table:style-name="ce2">
            <text:p>53</text:p>
          </table:table-cell>
          <table:table-cell office:value-type="float" office:value="132.5" table:formula="of:=[.B3]*2.5" table:style-name="ce2">
            <text:p>132,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oublage Poutre</text:p>
          </table:table-cell>
          <table:table-cell office:value-type="float" office:value="59.2" table:style-name="ce2">
            <text:p>59,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3">
            <text:p>Fausse Poutre</text:p>
          </table:table-cell>
          <table:table-cell office:value-type="float" office:value="27.8" table:style-name="ce2">
            <text:p>27,8</text:p>
          </table:table-cell>
          <table:table-cell table:style-name="ce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5" style:family="table-cell" style:data-style-name="N0">
      <style:table-cell-properties fo:background-color="#4472C4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HP</dc:creator>
    <meta:creation-date>2023-06-17T13:04:09Z</meta:creation-date>
    <dc:date>2023-06-17T13:44:16Z</dc:date>
  </office:meta>
</office:document-meta>
</file>